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tic varriables <text:s/>get changed and remains after a function or object ends</text:p>
      <text:p text:style-name="Standard">need static fuction need ed for accessessing static variab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29T11:34:48.42</meta:creation-date>
    <meta:document-statistic meta:table-count="0" meta:image-count="0" meta:object-count="0" meta:page-count="1" meta:paragraph-count="2" meta:word-count="21" meta:character-count="135"/>
    <dc:date>2015-11-15T19:34:12.18</dc:date>
    <meta:editing-duration>P17DT7H44M12S</meta:editing-duration>
    <meta:editing-cycles>1</meta:editing-cycles>
    <meta:generator>OpenOffice/4.1.1$Win32 OpenOffice.org_project/411m6$Build-9775</meta:generator>
  </office:meta>
</office:document-meta>
</file>